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B000001D2AAE022E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0.8cm"/>
    </style:style>
    <style:style style:name="gr3" style:family="graphic" style:parent-style-name="standard">
      <style:graphic-properties draw:textarea-horizontal-align="justify" draw:textarea-vertical-align="middle" draw:auto-grow-height="false" fo:min-height="2.85cm" fo:min-width="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0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11.407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05cm" fo:min-width="3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6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16.8cm" svg:height="12.329cm" svg:x="10.6cm" svg:y="4.336cm">
          <draw:image xlink:href="Pictures/100002010000027B000001D2AAE022E0.png" xlink:type="simple" xlink:show="embed" xlink:actuate="onLoad">
            <text:p/>
          </draw:image>
        </draw:frame>
        <draw:custom-shape draw:style-name="gr2" draw:text-style-name="P1" xml:id="id1" draw:id="id1" draw:layer="measurelines" svg:width="1.3cm" svg:height="0.7cm" svg:x="11.7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measurelines" svg:width="2.5cm" svg:height="3.1cm" svg:x="13.8cm" svg:y="11.3cm">
          <text:p/>
          <draw:enhanced-geometry svg:viewBox="0 0 21600 21600" draw:type="rectangle" draw:enhanced-path="M 0 0 L 21600 0 21600 21600 0 21600 0 0 Z N"/>
        </draw:custom-shape>
        <draw:frame draw:style-name="gr4" xml:id="id2" draw:id="id2" draw:layer="measurelines" svg:width="8.537cm" svg:height="1.013cm" svg:x="13.4cm" svg:y="3cm">
          <draw:text-box>
            <text:p>❸[ページ]クリックします</text:p>
          </draw:text-box>
        </draw:frame>
        <draw:frame draw:style-name="gr5" xml:id="id5" draw:id="id5" draw:layer="measurelines" svg:width="11.907cm" svg:height="1.7cm" svg:x="14.4cm" svg:y="16.8cm">
          <draw:text-box>
            <text:p>❹余白を▲▼ボタンを使って設定します</text:p>
            <text:p>（キーボードから直接入力もできます）</text:p>
          </draw:text-box>
        </draw:frame>
        <draw:connector draw:style-name="gr6" draw:text-style-name="P1" draw:layer="measurelines" svg:x1="12.35cm" svg:y1="5.3cm" svg:x2="13.4cm" svg:y2="3.506cm" draw:start-shape="id1" draw:start-glue-point="0" draw:end-shape="id2" draw:end-glue-point="3" svg:d="M12350 5300v-1794h1050" svg:viewBox="0 0 1051 1795">
          <text:p/>
        </draw:connector>
        <draw:custom-shape draw:style-name="gr7" draw:text-style-name="P1" xml:id="id4" draw:id="id4" draw:layer="layout" svg:width="3.9cm" svg:height="4.3cm" svg:x="13.8cm" svg:y="6.5cm">
          <text:p/>
          <draw:enhanced-geometry svg:viewBox="0 0 21600 21600" draw:type="rectangle" draw:enhanced-path="M 0 0 L 21600 0 21600 21600 0 21600 0 0 Z N"/>
        </draw:custom-shape>
        <draw:frame draw:style-name="gr8" xml:id="id3" draw:id="id3" draw:layer="layout" svg:width="8.5cm" svg:height="1.521cm" svg:x="2.3cm" svg:y="5.944cm">
          <draw:text-box>
            <text:p>用紙サイズや印刷の向き、</text:p>
            <text:p>縦書き横書きも設定できます</text:p>
          </draw:text-box>
        </draw:frame>
        <draw:connector draw:style-name="gr6" draw:text-style-name="P1" draw:layer="layout" svg:x1="6.55cm" svg:y1="7.465cm" svg:x2="13.8cm" svg:y2="8.65cm" draw:start-shape="id3" draw:start-glue-point="2" draw:end-shape="id4" draw:end-glue-point="3" svg:d="M6550 7465v1185h7250" svg:viewBox="0 0 7251 1186">
          <text:p/>
        </draw:connector>
        <draw:connector draw:style-name="gr6" draw:text-style-name="P1" draw:layer="layout" svg:x1="14.4cm" svg:y1="17.65cm" svg:x2="13.8cm" svg:y2="12.85cm" draw:start-shape="id5" draw:end-shape="id6" draw:end-glue-point="3" svg:d="M14400 17650h-1150v-4800h550" svg:viewBox="0 0 1151 4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23:10:47.745969890</meta:creation-date>
    <meta:editing-duration>PT14M17S</meta:editing-duration>
    <meta:editing-cycles>3</meta:editing-cycles>
    <meta:generator>LibreOffice/4.3.3.2$Linux_X86_64 LibreOffice_project/430m0$Build-2</meta:generator>
    <dc:title>screenshot-template</dc:title>
    <meta:initial-creator>NOGATA Jun</meta:initial-creator>
    <dc:date>2014-11-23T08:00:13.073366177</dc:date>
    <dc:creator>NOGATA Jun</dc:creator>
    <meta:document-statistic meta:object-count="10"/>
    <meta:template xlink:type="simple" xlink:actuate="onRequest" xlink:title="screenshot-template" xlink:href="../../../../.config/libreoffice/4/user/template/screenshot-template.otg" meta:date="2014-11-05T23:10:47.604828798"/>
  </office:meta>
</office:document-meta>
</file>